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4.5" table:style-name="ce8">
            <text:p>24,5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32" table:style-name="ce7">
            <text:p>32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D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D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5:02:23Z</dc:date>
    <meta:editing-cycles>5</meta:editing-cycles>
    <meta:editing-duration>PT16S</meta:editing-duration>
  </office:meta>
</office:document-meta>
</file>